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text-position="" style:text-underline-style="none"/>
    </style:style>
    <style:style style:name="ce2" style:family="table-cell" style:parent-style-name="Default" style:data-style-name="N37">
      <style:text-properties style:text-position=""/>
    </style:style>
    <style:style style:name="ce3" style:family="table-cell" style:parent-style-name="Default" style:data-style-name="N37"/>
    <style:style style:name="ce4" style:family="table-cell" style:parent-style-name="Default" style:data-style-name="N37">
      <style:text-properties style:text-underline-style="none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Documentación" table:style-name="ta1" table:print="false">
        <table:table-column table:style-name="co1" table:default-cell-style-name="Default"/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 table:number-columns-repeated="2"/>
        </table:table-row>
        <table:table-row table:style-name="ro1">
          <table:table-cell office:value-type="string">
            <text:p>Documentación</text:p>
          </table:table-cell>
          <table:table-cell office:value-type="date" office:date-value="2011-09-29">
            <text:p>29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09-30">
            <text:p>30/09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3">
            <text:p>03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04">
            <text:p>04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0">
            <text:p>10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6">
            <text:p>16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7">
            <text:p>17/10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18">
            <text:p>18/10/11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 table:style-name="ce1"/>
          <table:table-cell office:value-type="date" office:date-value="2011-10-19">
            <text:p>19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0">
            <text:p>20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4">
            <text:p>24/10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6">
            <text:p>26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27">
            <text:p>27/10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0-31">
            <text:p>31/10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2">
            <text:p>02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3">
            <text:p>03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7">
            <text:p>07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8">
            <text:p>08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09">
            <text:p>09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0">
            <text:p>10/11/11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4">
            <text:p>14/11/11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5">
            <text:p>15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6">
            <text:p>16/11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17">
            <text:p>17/11/11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1">
            <text:p>21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3">
            <text:p>23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4">
            <text:p>24/11/11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8">
            <text:p>28/11/11</text:p>
          </table:table-cell>
          <table:table-cell table:style-name="ce1"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29">
            <text:p>29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1-30">
            <text:p>30/11/11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1">
            <text:p>01/12/11</text:p>
          </table:table-cell>
          <table:table-cell table:style-name="ce1"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6">
            <text:p>06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7">
            <text:p>07/12/11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11-12-08">
            <text:p>08/12/11</text:p>
          </table:table-cell>
          <table:table-cell table:style-name="ce1" office:value-type="float" office:value="6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Total</text:p>
          </table:table-cell>
          <table:table-cell table:style-name="Default"/>
          <table:table-cell table:style-name="ce1" table:formula="of:=SUM([.C2:.C36])" office:value-type="float" office:value="148">
            <text:p>148</text:p>
          </table:table-cell>
          <table:table-cell table:number-columns-repeated="2"/>
        </table:table-row>
      </table:table>
      <table:table table:name="Desarrollo" table:style-name="ta1" table:print="false">
        <table:table-column table:style-name="co2" table:default-cell-style-name="Default"/>
        <table:table-column table:style-name="co2" table:default-cell-style-name="ce3"/>
        <table:table-column table:style-name="co2" table:number-columns-repeated="2" table:default-cell-style-name="Default"/>
        <table:table-row table:style-name="ro2">
          <table:table-cell office:value-type="string">
            <text:p>Fase</text:p>
          </table:table-cell>
          <table:table-cell table:style-name="Default" office:value-type="string">
            <text:p>Día</text:p>
          </table:table-cell>
          <table:table-cell office:value-type="string">
            <text:p>Horas</text:p>
          </table:table-cell>
          <table:table-cell/>
        </table:table-row>
        <table:table-row table:style-name="ro2">
          <table:table-cell office:value-type="string">
            <text:p>Desarrollo</text:p>
          </table:table-cell>
          <table:table-cell office:value-type="date" office:date-value="2011-12-13">
            <text:p>13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14">
            <text:p>14/12/11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1-12-15">
            <text:p>15/12/11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1-12-18">
            <text:p>1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19">
            <text:p>19/12/11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1-12-20">
            <text:p>20/12/11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1-12-21">
            <text:p>21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1-12-28">
            <text:p>28/12/11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3">
            <text:p>03/01/12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04">
            <text:p>04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table:style-name="ce4" office:value-type="date" office:date-value="2012-01-09">
            <text:p>09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0">
            <text:p>10/01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1-11">
            <text:p>11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12">
            <text:p>12/01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1-16">
            <text:p>16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7">
            <text:p>17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8">
            <text:p>18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19">
            <text:p>19/01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1-25">
            <text:p>25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26">
            <text:p>26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0">
            <text:p>30/01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1-31">
            <text:p>31/01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01">
            <text:p>01/02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2-02">
            <text:p>02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07">
            <text:p>0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08">
            <text:p>08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2-13">
            <text:p>1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4">
            <text:p>14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5">
            <text:p>15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16">
            <text:p>16/02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2-20">
            <text:p>20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1">
            <text:p>21/02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2-22">
            <text:p>22/02/12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2-23">
            <text:p>23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7">
            <text:p>27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8">
            <text:p>28/02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2-29">
            <text:p>29/02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1">
            <text:p>01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2">
            <text:p>02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05">
            <text:p>05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06">
            <text:p>06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7">
            <text:p>07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08">
            <text:p>08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12">
            <text:p>12/03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3-13">
            <text:p>13/03/12</text:p>
          </table:table-cell>
          <table:table-cell table:style-name="ce5"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date" office:date-value="2012-03-14">
            <text:p>14/03/12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/>
          <table:table-cell office:value-type="date" office:date-value="2012-03-15">
            <text:p>15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19">
            <text:p>19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0">
            <text:p>20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3-22">
            <text:p>22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3">
            <text:p>23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6">
            <text:p>26/03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3-27">
            <text:p>27/03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3-28">
            <text:p>28/03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2">
            <text:p>02/04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4-03">
            <text:p>03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04">
            <text:p>04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5">
            <text:p>0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7">
            <text:p>07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09">
            <text:p>09/04/12</text:p>
          </table:table-cell>
          <table:table-cell table:style-name="ce5"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0">
            <text:p>10/04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4-11">
            <text:p>11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2">
            <text:p>12/04/12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/>
          <table:table-cell office:value-type="date" office:date-value="2012-04-13">
            <text:p>13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4">
            <text:p>14/04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4-15">
            <text:p>15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4-16">
            <text:p>16/04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2">
            <text:p>02/05/12</text:p>
          </table:table-cell>
          <table:table-cell office:value-type="float" office:value="2">
            <text:p>2</text:p>
          </table:table-cell>
          <table:table-cell office:value-type="string">
            <text:p>Pruebas a partir de aquí</text:p>
          </table:table-cell>
        </table:table-row>
        <table:table-row table:style-name="ro2">
          <table:table-cell/>
          <table:table-cell table:style-name="ce4" office:value-type="date" office:date-value="2012-05-03">
            <text:p>0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4">
            <text:p>04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07">
            <text:p>07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8">
            <text:p>0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09">
            <text:p>09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0">
            <text:p>1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13">
            <text:p>13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4">
            <text:p>14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5">
            <text:p>1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16">
            <text:p>16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17">
            <text:p>17/05/12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date" office:date-value="2012-05-18">
            <text:p>18/05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date" office:date-value="2012-05-20">
            <text:p>20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1">
            <text:p>21/05/12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date" office:date-value="2012-05-22">
            <text:p>22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3">
            <text:p>23/05/1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date" office:date-value="2012-05-24">
            <text:p>24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5">
            <text:p>25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8">
            <text:p>28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29">
            <text:p>29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5-31">
            <text:p>31/05/12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date" office:date-value="2012-06-02">
            <text:p>02/06/12</text:p>
          </table:table-cell>
          <table:table-cell office:value-type="float" office:value="3">
            <text:p>3</text:p>
          </table:table-cell>
          <table:table-cell/>
        </table:table-row>
        <table:table-row table:style-name="ro2" table:number-rows-repeated="25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style-name="Default"/>
          <table:table-cell table:style-name="ce5" table:formula="of:=SUM([.C2:.C68])" office:value-type="float" office:value="252">
            <text:p>252</text:p>
          </table:table-cell>
          <table:table-cell/>
        </table:table-row>
      </table:table>
      <table:table table:name="Pruebas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Pruebas</text:p>
          </table:table-cell>
          <table:table-cell table:style-name="ce2" office:value-type="date" office:date-value="2012-05-02">
            <text:p>0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15">
            <text:p>15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16">
            <text:p>16/05/12</text:p>
          </table:table-cell>
          <table:table-cell table:style-name="ce1"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18">
            <text:p>1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4">
            <text:p>2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28">
            <text:p>28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9">
            <text:p>29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3">
            <text:p>3</text:p>
          </table:table-cell>
        </table:table-row>
        <table:table-row table:style-name="ro2" table:number-rows-repeated="27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Memoria" table:style-name="ta1" table:print="false">
        <table:table-column table:style-name="co2" table:number-columns-repeated="3" table:default-cell-style-name="Default"/>
        <table:table-row table:style-name="ro2">
          <table:table-cell office:value-type="string">
            <text:p>Fase</text:p>
          </table:table-cell>
          <table:table-cell office:value-type="string">
            <text:p>Día</text:p>
          </table:table-cell>
          <table:table-cell office:value-type="string">
            <text:p>Horas</text:p>
          </table:table-cell>
        </table:table-row>
        <table:table-row table:style-name="ro2">
          <table:table-cell office:value-type="string">
            <text:p>Memoria</text:p>
          </table:table-cell>
          <table:table-cell table:style-name="ce2" office:value-type="date" office:date-value="2012-03-06">
            <text:p>06/03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3-07">
            <text:p>07/03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4-15">
            <text:p>15/04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1">
            <text:p>01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2">
            <text:p>02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3">
            <text:p>0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04">
            <text:p>04/05/12</text:p>
          </table:table-cell>
          <table:table-cell office:value-type="float" office:value="3">
            <text:p>3</text:p>
          </table:table-cell>
        </table:table-row>
        <table:table-row table:style-name="ro2">
          <table:table-cell/>
          <table:table-cell table:style-name="ce2" office:value-type="date" office:date-value="2012-05-06">
            <text:p>06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0">
            <text:p>20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21">
            <text:p>21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2">
            <text:p>22/05/12</text:p>
          </table:table-cell>
          <table:table-cell office:value-type="float" office:value="1">
            <text:p>1</text:p>
          </table:table-cell>
        </table:table-row>
        <table:table-row table:style-name="ro2">
          <table:table-cell/>
          <table:table-cell table:style-name="ce2" office:value-type="date" office:date-value="2012-05-23">
            <text:p>23/05/12</text:p>
          </table:table-cell>
          <table:table-cell office:value-type="float" office:value="2">
            <text:p>2</text:p>
          </table:table-cell>
        </table:table-row>
        <table:table-row table:style-name="ro2">
          <table:table-cell/>
          <table:table-cell table:style-name="ce2" office:value-type="date" office:date-value="2012-05-31">
            <text:p>31/05/12</text:p>
          </table:table-cell>
          <table:table-cell office:value-type="float" office:value="2">
            <text:p>2</text:p>
          </table:table-cell>
        </table:table-row>
        <table:table-row table:style-name="ro2" table:number-rows-repeated="26">
          <table:table-cell table:number-columns-repeated="3"/>
        </table:table-row>
        <table:table-row table:style-name="ro2">
          <table:table-cell office:value-type="string">
            <text:p>Total</text:p>
          </table:table-cell>
          <table:table-cell/>
          <table:table-cell table:style-name="ce1" table:formula="of:=SUM([.C2:.C36])" office:value-type="float" office:value="25">
            <text:p>25</text:p>
          </table:table-cell>
        </table:table-row>
      </table:table>
      <table:table table:name="Total" table:style-name="ta1" table:print="false">
        <table:table-column table:style-name="co1" table:default-cell-style-name="Default"/>
        <table:table-column table:style-name="co2" table:default-cell-style-name="Default"/>
        <table:table-row table:style-name="ro2">
          <table:table-cell table:formula="of:=[Documentación.A2]" office:value-type="string" office:string-value="Documentación">
            <text:p>Documentación</text:p>
          </table:table-cell>
          <table:table-cell table:formula="of:=[Documentación.C41]" office:value-type="float" office:value="148">
            <text:p>148</text:p>
          </table:table-cell>
        </table:table-row>
        <table:table-row table:style-name="ro2">
          <table:table-cell table:formula="of:=[Desarrollo.A2]" office:value-type="string" office:string-value="Desarrollo">
            <text:p>Desarrollo</text:p>
          </table:table-cell>
          <table:table-cell table:formula="of:=[Desarrollo.C117]" office:value-type="float" office:value="252">
            <text:p>252</text:p>
          </table:table-cell>
        </table:table-row>
        <table:table-row table:style-name="ro2">
          <table:table-cell office:value-type="string">
            <text:p>Pruebas</text:p>
          </table:table-cell>
          <table:table-cell table:formula="of:=[Pruebas.C41]" office:value-type="float" office:value="25">
            <text:p>25</text:p>
          </table:table-cell>
        </table:table-row>
        <table:table-row table:style-name="ro2">
          <table:table-cell table:formula="of:=[Memoria.A2]" office:value-type="string" office:string-value="Memoria">
            <text:p>Memoria</text:p>
          </table:table-cell>
          <table:table-cell table:formula="of:=[Memoria.C41]" office:value-type="float" office:value="25">
            <text:p>25</text:p>
          </table:table-cell>
        </table:table-row>
        <table:table-row table:style-name="ro2" table:number-rows-repeated="3">
          <table:table-cell table:number-columns-repeated="2"/>
        </table:table-row>
        <table:table-row table:style-name="ro2">
          <table:table-cell office:value-type="string">
            <text:p>Total</text:p>
          </table:table-cell>
          <table:table-cell table:formula="of:= SUM([.B1:.B6])" office:value-type="float" office:value="450">
            <text:p>45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4">04/06/2012</text:date>, <text:time>10:56:34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1-10-17T00:32:46</meta:creation-date>
    <dc:date>2012-06-04T10:56:34</dc:date>
    <meta:editing-duration>PT1H27M15S</meta:editing-duration>
    <meta:editing-cycles>113</meta:editing-cycles>
    <meta:generator>LibreOffice/3.4$Unix LibreOffice_project/340m1$Build-602</meta:generator>
    <meta:document-statistic meta:table-count="5" meta:cell-count="333" meta:object-count="0"/>
  </office:meta>
</office:document-meta>
</file>